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5-11-24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5-09-11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5-08-22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5-06-1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5-05-19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5-04-10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5-03-2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5-02-28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5-01-30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4-12-2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4-11-25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4-10-2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4-09-23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4-08-2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4-07-22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4-06-26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4-06-07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4-04-23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4-03-29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4-02-26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4-01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3-12-14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3-11-1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3-10-16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3-09-2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3-08-28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3-06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3-04-25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3-02-0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3-01-04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2-12-05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2-10-21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2-09-2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2-08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2-07-2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2-06-30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2-05-26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2-04-20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2-03-21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2-02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2-01-2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1-12-3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1-11-24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1-11-0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1-09-23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1-08-1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1-07-2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1-06-23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1-05-18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1-04-20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1-02-24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1-01-14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0-12-16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0-11-18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0-08-26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0-07-17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0-06-19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0-02-19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20-01-13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9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9-10-1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9-09-2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9-08-19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9-07-1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9-06-17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9-05-0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9-03-21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9-02-2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8-11-2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8-10-30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8-09-28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8-08-28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8-06-2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8-06-0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8-04-19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8-02-2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8-01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7-12-1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7-09-18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7-08-16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7-07-2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7-06-22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7-05-1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7-03-2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7-02-24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6-12-23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6-11-22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6-10-18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6-09-22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6-08-25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6-07-22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6-06-2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6-05-26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6-04-1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6-03-23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6-02-22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5-12-16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5-11-19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5-10-2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5-09-1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5-08-19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5-07-17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5-06-2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5-06-02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5-04-1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5-03-19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5-02-2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5-01-1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4-12-02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4-10-30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4-09-23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4-08-28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4-07-2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4-06-23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4-05-19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4-04-1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4-03-20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4-02-2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4-01-28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3-12-3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3-11-15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3-10-30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3-09-25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3-08-29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3-07-30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3-05-24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3-04-1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3-03-29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3-02-22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3-01-2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3-01-0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2-11-15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2-09-2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2-08-27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2-07-31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2-06-28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2-05-29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2-04-16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2-03-30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2-02-27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2-01-31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1-12-30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1-11-2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1-10-24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1-09-26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1-09-0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1-07-15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1-06-1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1-05-31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1-04-22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1-03-1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1-02-1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1-01-1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0-12-2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0-11-3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0-10-2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0-10-0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0-08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0-07-2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0-06-14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0-05-2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0-04-2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0-03-1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0-02-1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10-01-20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9-12-1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9-12-0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9-10-23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9-09-25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9-08-1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9-07-1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9-06-1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9-05-2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9-04-23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9-03-2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9-02-19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9-01-22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8-12-1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8-11-1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8-10-20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8-09-2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8-08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8-07-1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8-06-2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8-06-03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8-04-2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8-03-2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8-02-1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7-12-1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7-11-1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7-10-30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7-09-2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7-08-1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7-07-17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7-06-19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7-04-23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7-03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7-02-20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7-01-23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6-12-19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6-09-1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6-08-15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6-07-2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6-06-1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6-05-23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6-04-1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6-03-2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6-02-24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6-01-1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5-12-2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5-11-14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5-10-20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5-09-2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5-08-15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5-07-1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5-06-17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5-05-1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5-04-1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5-03-1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5-02-24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5-01-2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4-12-15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4-11-2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4-10-2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4-09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4-08-2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4-07-1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4-06-14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4-05-20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4-04-22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4-03-1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4-02-2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3-12-1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3-11-18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3-10-21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3-09-15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3-08-1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3-07-15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3-06-1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3-05-1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3-04-16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3-03-1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3-02-2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3-01-1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2-12-2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2-11-1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2-10-1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2-09-1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2-08-2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2-07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2-06-17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2-05-2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2-04-2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2-03-1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2-02-2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2-01-1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1-12-20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1-11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1-10-19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1-09-19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1-08-2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1-07-1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1-06-2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1-05-3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1-04-19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1-03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1-02-21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1-01-24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0-12-2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0-11-2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0-10-26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0-09-29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0-08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0-07-2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0-06-22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0-05-24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0-04-27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0-03-2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2000-02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9-12-22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9-10-28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9-09-2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9-08-1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9-07-2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9-06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9-05-21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9-04-2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9-03-3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9-02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9-01-2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8-11-2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8-10-2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8-09-2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8-08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8-07-27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8-06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8-05-28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8-04-2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8-03-1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7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7-12-0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7-09-25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7-08-29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7-07-17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7-06-2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7-05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7-03-1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7-02-2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7-01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7-01-0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6-09-25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6-06-25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6-03-1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6-01-18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5-12-0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5-09-19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5-09-15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5-07-2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5-05-1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5-03-2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5-01-1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4-12-1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4-10-2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4-09-2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4-08-25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4-07-20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4-06-17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4-05-24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4-04-21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4-03-31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4-02-0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3-12-22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3-11-23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3-10-2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3-09-2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3-08-30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3-07-2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3-06-21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3-05-1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3-03-22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3-03-02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3-01-2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2-12-3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2-11-1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2-10-2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2-09-2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2-08-3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2-07-1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2-06-29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2-05-1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2-04-13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2-03-16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2-02-1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2-01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1-12-2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1-10-2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1-09-1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1-08-2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1-07-19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1-06-2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1-04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1-03-2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1-02-2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1-01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0-12-26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0-10-16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0-09-1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0-08-14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0-07-16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0-06-14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0-05-14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0-04-1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0-02-2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90-01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9-12-26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9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9-10-2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9-09-2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9-08-2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9-07-2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9-06-2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9-05-25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9-04-2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9-03-2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9-02-2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9-01-2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8-12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8-11-2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8-10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8-09-2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8-08-2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8-07-2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8-06-2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8-05-2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8-04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8-03-2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8-02-2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8-01-2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7-11-2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7-09-1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7-08-1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7-07-1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7-03-1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6-12-2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6-09-1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6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5-09-17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5-07-0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5-03-27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5-01-0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4-09-2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4-06-2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4-04-02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4-01-2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3-09-2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3-09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3-06-29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3-06-1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3-05-1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3-03-2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3-01-1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2-10-0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2-09-2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2-09-0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2-06-1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2-03-1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1-12-1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1-09-17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80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8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8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5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4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4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4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3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2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1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1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1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1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40072414801</text:p>
          </table:table-cell>
          <table:table-cell office:value-type="string" calcext:value-type="string">
            <text:p>S 34743. 1</text:p>
          </table:table-cell>
          <table:table-cell office:value-type="string" calcext:value-type="string">
            <text:p>197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24" meta:object-count="0"/>
    <meta:user-defined meta:name="AppVersion">3.0</meta:user-defined>
  </office:meta>
</office:document-meta>
</file>